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11.86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2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wd&gt;">&lt;o.wd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Standard"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wd&gt;">&lt;o.wd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partner_id.title.name&gt;">&lt;o.operator_id.partner_id.title.name&gt;</text:text-input> <text:text-input text:description="&lt;o.operator_id.partner_id.name&gt;">&lt;o.operator_id.partne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wd&gt;">&lt;o.wd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&gt;">&lt;o.po_meeting_id.date&gt;</text:text-input>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4-07-01T17:05:27</dc:date>
    <meta:editing-duration>PT3H40M56S</meta:editing-duration>
    <meta:editing-cycles>58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2" meta:word-count="66" meta:character-count="611" meta:non-whitespace-character-count="566"/>
  </office:meta>
</office:document-meta>
</file>